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cm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1.848cm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1.752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1.752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52cm" fo:padding-top="0.151cm" fo:padding-bottom="0.151cm" fo:padding-left="0.276cm" fo:padding-right="0.276cm"/>
    </style:style>
    <style:style style:name="gr1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1.552cm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52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1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52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252cm" fo:padding-top="0.151cm" fo:padding-bottom="0.151cm" fo:padding-left="0.276cm" fo:padding-right="0.276cm"/>
    </style:style>
    <style:style style:name="gr2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2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011cm" fo:padding-top="0.151cm" fo:padding-bottom="0.151cm" fo:padding-left="0.276cm" fo:padding-right="0.276cm"/>
    </style:style>
    <style:style style:name="gr2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011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fo:min-height="0.65cm"/>
    </style:style>
    <style:style style:name="gr3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</style:style>
    <style:style style:name="gr3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3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852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012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72cm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682cm" fo:padding-top="0.151cm" fo:padding-bottom="0.151cm" fo:padding-left="0.276cm" fo:padding-right="0.276cm"/>
    </style:style>
    <style:style style:name="gr4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462cm" fo:padding-top="0.151cm" fo:padding-bottom="0.151cm" fo:padding-left="0.276cm" fo:padding-right="0.276cm"/>
    </style:style>
    <style:style style:name="gr4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452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252cm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5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462cm" fo:padding-top="0.151cm" fo:padding-bottom="0.151cm" fo:padding-left="0.276cm" fo:padding-right="0.276cm"/>
    </style:style>
    <style:style style:name="gr5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5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5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3cm" fo:padding-top="0.151cm" fo:padding-bottom="0.151cm" fo:padding-left="0.276cm" fo:padding-right="0.276cm"/>
    </style:style>
    <style:style style:name="gr5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59" style:family="graphic" style:parent-style-name="objectwithoutfill">
      <style:graphic-properties svg:stroke-width="0.106cm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63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98cm" fo:min-width="0.598cm" fo:padding-top="0.151cm" fo:padding-bottom="0.151cm" fo:padding-left="0.276cm" fo:padding-right="0.276cm"/>
    </style:style>
    <style:style style:name="gr6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6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67" style:family="graphic" style:parent-style-name="standard">
      <style:graphic-properties draw:stroke="none" draw:fill="none" fo:min-height="0.514cm"/>
    </style:style>
    <style:style style:name="gr68" style:family="graphic" style:parent-style-name="standard">
      <style:graphic-properties draw:stroke="none" draw:fill="none" fo:min-height="1.025cm"/>
    </style:style>
    <style:style style:name="gr6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7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7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54cm" fo:min-width="4.004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73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398cm" fo:min-width="1.248cm" fo:padding-top="0.151cm" fo:padding-bottom="0.151cm" fo:padding-left="0.276cm" fo:padding-right="0.276cm"/>
    </style:style>
    <style:style style:name="gr7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7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7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1.942cm" fo:padding-top="0.151cm" fo:padding-bottom="0.151cm" fo:padding-left="0.276cm" fo:padding-right="0.276cm"/>
    </style:style>
    <style:style style:name="gr7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452cm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7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8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75cm" fo:min-width="5.7cm" fo:padding-top="0.151cm" fo:padding-bottom="0.151cm" fo:padding-left="0.276cm" fo:padding-right="0.276cm"/>
    </style:style>
    <style:style style:name="gr8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8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83" style:family="graphic" style:parent-style-name="standard" style:list-style-name="L1">
      <style:graphic-properties svg:stroke-width="0.053cm" svg:stroke-color="#ef413d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size="13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5pt" style:font-size-complex="15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 style:font-size-asian="15pt" style:font-size-complex="15pt"/>
    </style:style>
    <style:style style:name="P12" style:family="paragraph">
      <loext:graphic-properties draw:fill="none"/>
      <style:paragraph-properties fo:text-align="center"/>
      <style:text-properties fo:font-size="13pt"/>
    </style:style>
    <style:style style:name="P13" style:family="paragraph">
      <style:text-properties fo:font-size="13pt" style:font-size-asian="15pt" style:font-size-complex="15pt"/>
    </style:style>
    <style:style style:name="P14" style:family="paragraph">
      <loext:graphic-properties draw:fill="none" draw:fill-color="#ffffff"/>
      <style:text-properties fo:font-size="13pt" style:font-size-asian="15pt" style:font-size-complex="15pt"/>
    </style:style>
    <style:style style:name="P15" style:family="paragraph">
      <loext:graphic-properties draw:fill="none"/>
    </style:style>
    <style:style style:name="P16" style:family="paragraph">
      <style:paragraph-properties fo:text-align="center"/>
      <style:text-properties fo:font-size="13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13pt" fo:font-weight="bold" style:font-weight-asian="bold" style:font-weight-complex="bold"/>
    </style:style>
    <style:style style:name="P18" style:family="paragraph">
      <style:paragraph-properties fo:text-align="center"/>
      <style:text-properties fo:font-size="13pt" style:font-size-asian="15pt" style:font-size-complex="15pt"/>
    </style:style>
    <style:style style:name="P19" style:family="paragraph">
      <loext:graphic-properties draw:fill="none"/>
      <style:paragraph-properties fo:text-align="center"/>
      <style:text-properties fo:font-size="13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size-asian="15pt" style:font-size-complex="15pt"/>
    </style:style>
    <style:style style:name="T6" style:family="text">
      <style:text-properties fo:font-size="13pt" style:font-size-asian="15pt" style:font-size-complex="1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1cm" svg:height="1.5cm" svg:x="6cm" svg:y="1.2cm">
          <draw:text-box>
            <text:p text:style-name="P2"><text:span text:style-name="T1">Ini</text:span><text:span text:style-name="T1">tia</text:span><text:span text:style-name="T1">lis</text:span><text:span text:style-name="T1">ati</text:span><text:span text:style-name="T1">on</text:span></text:p>
          </draw:text-box>
        </draw:frame>
        <draw:custom-shape draw:style-name="gr3" draw:text-style-name="P5" xml:id="id3" draw:id="id3" draw:layer="layout" svg:width="4.6cm" svg:height="1cm" svg:x="1.186cm" svg:y="2.6cm">
          <text:p text:style-name="P4">Read in script </text:p>
          <text:p text:style-name="P4">Variables from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4.6cm" svg:height="1cm" svg:x="6.786cm" svg:y="2.6cm">
          <text:p text:style-name="P4">Read in script </text:p>
          <text:p text:style-name="P4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" draw:id="id2" draw:layer="layout" svg:width="3.648cm" svg:height="1cm" svg:x="5.886cm" svg:y="5.5cm">
          <text:p text:style-name="P4">Check database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5" draw:id="id5" draw:layer="layout" svg:width="2.4cm" svg:height="1cm" svg:x="4.008cm" svg:y="7.878cm">
          <text:p text:style-name="P4">Select FF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9" draw:id="id9" draw:layer="layout" svg:width="2.4cm" svg:height="1cm" svg:x="9.008cm" svg:y="7.878cm">
          <text:p text:style-name="P4">Select SOL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4" draw:id="id4" draw:layer="layout" svg:width="2.4cm" svg:height="1cm" svg:x="6.508cm" svg:y="7.9cm">
          <text:p text:style-name="P4">Select FG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0" draw:id="id10" draw:layer="layout" svg:width="2cm" svg:height="1cm" svg:x="4.213cm" svg:y="12.888cm">
          <text:p text:style-name="P4">Bonded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7" draw:id="id7" draw:layer="layout" svg:width="2.8cm" svg:height="1cm" svg:x="6.313cm" svg:y="12.888cm">
          <text:p text:style-name="P4">Heavy atoms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11" draw:id="id11" draw:layer="layout" svg:width="2.2cm" svg:height="1cm" svg:x="9.213cm" svg:y="12.888cm">
          <text:p text:style-name="P4">backbone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12" draw:id="id12" draw:layer="layout" svg:width="4.6cm" svg:height="1cm" svg:x="13.192cm" svg:y="2.636cm">
          <draw:glue-point draw:id="4" svg:x="2.836cm" svg:y="5.09cm"/>
          <draw:glue-point draw:id="5" svg:x="-2.81cm" svg:y="5.04cm"/>
          <text:p text:style-name="P4">Copy input files into </text:p>
          <text:p text:style-name="P4">INPUT folder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xml:id="id14" draw:id="id14" draw:layer="layout" svg:width="2.9cm" svg:height="1cm" svg:x="12.078cm" svg:y="4.536cm">
          <draw:glue-point draw:id="4" svg:x="2.126cm" svg:y="-0.5cm" draw:align="left"/>
          <text:p text:style-name="P4">Center user </text:p>
          <text:p text:style-name="P4">prote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3" draw:id="id13" draw:layer="layout" svg:width="2.9cm" svg:height="1cm" svg:x="16.034cm" svg:y="4.509cm">
          <draw:glue-point draw:id="4" svg:x="-2.368cm" svg:y="-5.01cm"/>
          <text:p text:style-name="P4">Center CG </text:p>
          <text:p text:style-name="P4">syste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15" draw:id="id15" draw:layer="layout" svg:width="3cm" svg:height="1cm" svg:x="12.039cm" svg:y="6.522cm">
          <text:p text:style-name="P4">Convert user </text:p>
          <text:p text:style-name="P4">protein to p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xml:id="id16" draw:id="id16" draw:layer="layout" svg:width="2.9cm" svg:height="1cm" svg:x="16.049cm" svg:y="6.543cm">
          <text:p text:style-name="P4"><text:span text:style-name="T2">Convert CG </text:span></text:p>
          <text:p text:style-name="P4"><text:span text:style-name="T3">system</text:span><text:span text:style-name="T2"> to 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17" draw:id="id17" draw:layer="layout" svg:width="2.9cm" svg:height="1cm" svg:x="16.066cm" svg:y="8.536cm">
          <text:p text:style-name="P4"><text:span text:style-name="T2">Read in CG </text:span></text:p>
          <text:p text:style-name="P4"><text:span text:style-name="T3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xml:id="id18" draw:id="id18" draw:layer="layout" svg:width="4cm" svg:height="1cm" svg:x="15.54cm" svg:y="10.536cm">
          <text:p text:style-name="P4"><text:span text:style-name="T3">Parse CG </text:span><text:span text:style-name="T3">system</text:span></text:p>
          <text:p text:style-name="P4"><text:span text:style-name="T3">into residue </text:span><text:span text:style-name="T3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xml:id="id19" draw:id="id19" draw:layer="layout" svg:width="4.6cm" svg:height="1cm" svg:x="15.24cm" svg:y="12.536cm">
          <text:p text:style-name="P4"><text:span text:style-name="T3">Cut box size </text:span></text:p>
          <text:p text:style-name="P4"><text:span text:style-name="T3">if request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xml:id="id21" draw:id="id21" draw:layer="layout" svg:width="4.6cm" svg:height="1cm" svg:x="15.24cm" svg:y="16.536cm">
          <text:p text:style-name="P4"><text:span text:style-name="T3">Check </text:span><text:span text:style-name="T3">corresponding </text:span></text:p>
          <text:p text:style-name="P4"><text:span text:style-name="T3">CG fragment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xml:id="id20" draw:id="id20" draw:layer="layout" svg:width="4.6cm" svg:height="1cm" svg:x="15.24cm" svg:y="14.536cm">
          <text:p text:style-name="P4"><text:span text:style-name="T3">Fix pbc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6" draw:layer="layout" svg:x1="9.086cm" svg:y1="3.6cm" svg:x2="7.71cm" svg:y2="5.5cm" draw:start-shape="id1" draw:start-glue-point="2" draw:end-shape="id2" draw:end-glue-point="0" svg:d="M9086 3600v951h-1376v949" svg:viewBox="0 0 1377 1901">
          <text:p/>
        </draw:connector>
        <draw:connector draw:style-name="gr22" draw:text-style-name="P6" draw:layer="layout" svg:x1="3.486cm" svg:y1="3.6cm" svg:x2="7.71cm" svg:y2="5.5cm" draw:start-shape="id3" draw:start-glue-point="2" draw:end-shape="id2" draw:end-glue-point="0" svg:d="M3486 3600v951h4224v949" svg:viewBox="0 0 4225 1901">
          <text:p/>
        </draw:connector>
        <draw:connector draw:style-name="gr22" draw:text-style-name="P6" draw:layer="layout" draw:type="line" svg:x1="7.71cm" svg:y1="6.5cm" svg:x2="7.708cm" svg:y2="7.9cm" draw:start-shape="id2" draw:start-glue-point="2" draw:end-shape="id4" draw:end-glue-point="0" svg:d="M7710 6500l-2 1400" svg:viewBox="0 0 3 1401">
          <text:p/>
        </draw:connector>
        <draw:connector draw:style-name="gr23" draw:text-style-name="P6" xml:id="id8" draw:id="id8" draw:layer="layout" draw:type="curve" svg:x1="5.208cm" svg:y1="8.878cm" svg:x2="5.208cm" svg:y2="8.878cm" draw:start-shape="id5" draw:start-glue-point="2" draw:end-shape="id5" draw:end-glue-point="2" svg:d="M5208 8878z" svg:viewBox="0 0 1 1">
          <text:p/>
        </draw:connector>
        <draw:custom-shape draw:style-name="gr24" draw:text-style-name="P5" xml:id="id6" draw:id="id6" draw:layer="layout" svg:width="3.9cm" svg:height="1cm" svg:x="5.76cm" svg:y="10.4cm">
          <text:p text:style-name="P4">Chosen Database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6" draw:layer="layout" draw:type="line" svg:x1="7.708cm" svg:y1="8.9cm" svg:x2="7.71cm" svg:y2="10.4cm" draw:start-shape="id4" draw:start-glue-point="2" draw:end-shape="id6" draw:end-glue-point="0" svg:d="M7708 8900l2 1500" svg:viewBox="0 0 3 1501">
          <text:p/>
        </draw:connector>
        <draw:connector draw:style-name="gr22" draw:text-style-name="P6" draw:layer="layout" draw:type="line" svg:x1="7.71cm" svg:y1="11.4cm" svg:x2="7.713cm" svg:y2="12.888cm" draw:start-shape="id6" draw:start-glue-point="2" draw:end-shape="id7" draw:end-glue-point="0" svg:d="M7710 11400l3 1488" svg:viewBox="0 0 4 1489">
          <text:p/>
        </draw:connector>
        <draw:connector draw:style-name="gr22" draw:text-style-name="P6" draw:layer="layout" svg:x1="5.208cm" svg:y1="8.878cm" svg:x2="7.71cm" svg:y2="10.4cm" draw:start-shape="id8" draw:start-glue-point="0" draw:end-shape="id6" draw:end-glue-point="0" svg:d="M5208 8878v748h2502v774" svg:viewBox="0 0 2503 1523">
          <text:p/>
        </draw:connector>
        <draw:connector draw:style-name="gr22" draw:text-style-name="P6" draw:layer="layout" svg:x1="10.208cm" svg:y1="8.878cm" svg:x2="7.71cm" svg:y2="10.4cm" draw:start-shape="id9" draw:start-glue-point="2" draw:end-shape="id6" draw:end-glue-point="0" svg:d="M10208 8878v762h-2498v760" svg:viewBox="0 0 2499 1523">
          <text:p/>
        </draw:connector>
        <draw:connector draw:style-name="gr22" draw:text-style-name="P6" draw:layer="layout" svg:x1="7.71cm" svg:y1="6.5cm" svg:x2="5.208cm" svg:y2="7.878cm" draw:start-shape="id2" draw:start-glue-point="2" draw:end-shape="id5" draw:end-glue-point="0" svg:d="M7710 6500v690h-2502v688" svg:viewBox="0 0 2503 1379">
          <text:p/>
        </draw:connector>
        <draw:connector draw:style-name="gr22" draw:text-style-name="P6" draw:layer="layout" svg:x1="7.71cm" svg:y1="6.5cm" svg:x2="10.208cm" svg:y2="7.878cm" draw:start-shape="id2" draw:start-glue-point="2" draw:end-shape="id9" draw:end-glue-point="0" svg:d="M7710 6500v690h2498v688" svg:viewBox="0 0 2499 1379">
          <text:p/>
        </draw:connector>
        <draw:connector draw:style-name="gr22" draw:text-style-name="P6" draw:layer="layout" svg:x1="7.71cm" svg:y1="11.4cm" svg:x2="5.213cm" svg:y2="12.888cm" draw:start-shape="id6" draw:start-glue-point="2" draw:end-shape="id10" draw:end-glue-point="0" svg:d="M7710 11400v745h-2497v743" svg:viewBox="0 0 2498 1489">
          <text:p/>
        </draw:connector>
        <draw:connector draw:style-name="gr22" draw:text-style-name="P6" draw:layer="layout" svg:x1="7.71cm" svg:y1="11.4cm" svg:x2="10.313cm" svg:y2="12.888cm" draw:start-shape="id6" draw:start-glue-point="2" draw:end-shape="id11" draw:end-glue-point="0" svg:d="M7710 11400v745h2603v743" svg:viewBox="0 0 2604 1489">
          <text:p/>
        </draw:connector>
        <draw:connector draw:style-name="gr22" draw:text-style-name="P6" draw:layer="layout" draw:type="line" svg:x1="16.796cm" svg:y1="3.636cm" svg:x2="16.798cm" svg:y2="4.509cm" draw:start-shape="id12" draw:start-glue-point="4" draw:end-shape="id13" draw:end-glue-point="4" svg:d="M16796 3636l2 873" svg:viewBox="0 0 3 874">
          <text:p/>
        </draw:connector>
        <draw:connector draw:style-name="gr22" draw:text-style-name="P6" draw:layer="layout" draw:type="line" svg:x1="14.2cm" svg:y1="3.636cm" svg:x2="14.204cm" svg:y2="4.536cm" draw:start-shape="id12" draw:start-glue-point="5" draw:end-shape="id14" draw:end-glue-point="4" svg:d="M14200 3636l4 900" svg:viewBox="0 0 5 901">
          <text:p/>
        </draw:connector>
        <draw:connector draw:style-name="gr22" draw:text-style-name="P6" draw:layer="layout" draw:type="line" svg:x1="13.528cm" svg:y1="5.536cm" svg:x2="13.539cm" svg:y2="6.522cm" draw:start-shape="id14" draw:start-glue-point="2" draw:end-shape="id15" draw:end-glue-point="0" svg:d="M13528 5536l11 986" svg:viewBox="0 0 12 987">
          <text:p/>
        </draw:connector>
        <draw:connector draw:style-name="gr22" draw:text-style-name="P6" draw:layer="layout" draw:type="line" svg:x1="17.484cm" svg:y1="5.509cm" svg:x2="17.499cm" svg:y2="6.543cm" draw:start-shape="id13" draw:start-glue-point="2" draw:end-shape="id16" draw:end-glue-point="0" svg:d="M17484 5509l15 1034" svg:viewBox="0 0 16 1035">
          <text:p/>
        </draw:connector>
        <draw:connector draw:style-name="gr22" draw:text-style-name="P6" draw:layer="layout" draw:type="line" svg:x1="17.499cm" svg:y1="7.543cm" svg:x2="17.516cm" svg:y2="8.536cm" draw:start-shape="id16" draw:start-glue-point="2" draw:end-shape="id17" draw:end-glue-point="0" svg:d="M17499 7543l17 993" svg:viewBox="0 0 18 994">
          <text:p/>
        </draw:connector>
        <draw:connector draw:style-name="gr22" draw:text-style-name="P6" draw:layer="layout" draw:type="line" svg:x1="17.516cm" svg:y1="9.536cm" svg:x2="17.54cm" svg:y2="10.536cm" draw:start-shape="id17" draw:start-glue-point="2" draw:end-shape="id18" draw:end-glue-point="0" svg:d="M17516 9536l24 1000" svg:viewBox="0 0 25 1001">
          <text:p/>
        </draw:connector>
        <draw:connector draw:style-name="gr22" draw:text-style-name="P6" draw:layer="layout" draw:type="line" svg:x1="17.54cm" svg:y1="11.536cm" svg:x2="17.54cm" svg:y2="12.536cm" draw:start-shape="id18" draw:start-glue-point="2" draw:end-shape="id19" draw:end-glue-point="0" svg:d="M17540 11536v1000" svg:viewBox="0 0 1 1001">
          <text:p/>
        </draw:connector>
        <draw:connector draw:style-name="gr22" draw:text-style-name="P6" draw:layer="layout" draw:type="line" svg:x1="17.54cm" svg:y1="13.536cm" svg:x2="17.54cm" svg:y2="14.536cm" draw:start-shape="id19" draw:start-glue-point="2" draw:end-shape="id20" draw:end-glue-point="0" svg:d="M17540 13536v1000" svg:viewBox="0 0 1 1001">
          <text:p/>
        </draw:connector>
        <draw:connector draw:style-name="gr22" draw:text-style-name="P6" draw:layer="layout" draw:type="line" svg:x1="17.54cm" svg:y1="15.536cm" svg:x2="17.54cm" svg:y2="16.536cm" draw:start-shape="id20" draw:start-glue-point="2" draw:end-shape="id21" draw:end-glue-point="0" svg:d="M17540 15536v1000" svg:viewBox="0 0 1 1001">
          <text:p/>
        </draw:connector>
        <draw:custom-shape draw:style-name="gr25" draw:text-style-name="P5" xml:id="id22" draw:id="id22" draw:layer="layout" svg:width="4.6cm" svg:height="1cm" svg:x="1.188cm" svg:y="15.04cm">
          <text:p text:style-name="P4">Parse variab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xml:id="id23" draw:id="id23" draw:layer="layout" svg:width="3.672cm" svg:height="1cm" svg:x="1.293cm" svg:y="18.194cm">
          <text:p text:style-name="P4">Find GROMACS</text:p>
          <text:p text:style-name="P4">ver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6" draw:layer="layout" draw:type="line" svg:x1="3.486cm" svg:y1="3.6cm" svg:x2="3.488cm" svg:y2="15.04cm" draw:start-shape="id3" draw:start-glue-point="2" draw:end-shape="id22" draw:end-glue-point="0" svg:d="M3486 3600l2 11440" svg:viewBox="0 0 3 11441">
          <text:p/>
        </draw:connector>
        <draw:custom-shape draw:style-name="gr27" draw:text-style-name="P5" xml:id="id24" draw:id="id24" draw:layer="layout" svg:width="2.659cm" svg:height="1cm" svg:x="5.189cm" svg:y="18.196cm">
          <text:p text:style-name="P4">Number of </text:p>
          <text:p text:style-name="P4">cpu co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xml:id="id25" draw:id="id25" draw:layer="layout" svg:width="2.659cm" svg:height="1cm" svg:x="8.043cm" svg:y="18.197cm">
          <text:p text:style-name="P4">Build file</text:p>
          <text:p text:style-name="P4">syste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6" draw:layer="layout" svg:x1="3.488cm" svg:y1="16.04cm" svg:x2="3.129cm" svg:y2="18.194cm" draw:start-shape="id22" draw:start-glue-point="2" draw:end-shape="id23" draw:end-glue-point="0" svg:d="M3488 16040v1078h-359v1076" svg:viewBox="0 0 360 2155">
          <text:p/>
        </draw:connector>
        <draw:connector draw:style-name="gr22" draw:text-style-name="P6" draw:layer="layout" svg:x1="3.488cm" svg:y1="16.04cm" svg:x2="6.518cm" svg:y2="18.196cm" draw:start-shape="id22" draw:start-glue-point="2" draw:end-shape="id24" draw:end-glue-point="0" svg:d="M3488 16040v1079h3030v1077" svg:viewBox="0 0 3031 2157">
          <text:p/>
        </draw:connector>
        <draw:connector draw:style-name="gr22" draw:text-style-name="P6" draw:layer="layout" svg:x1="3.488cm" svg:y1="16.04cm" svg:x2="9.372cm" svg:y2="18.197cm" draw:start-shape="id22" draw:start-glue-point="2" draw:end-shape="id25" svg:d="M3488 16040v1079h5884v1078" svg:viewBox="0 0 5885 2158">
          <text:p/>
        </draw:connector>
        <draw:custom-shape draw:style-name="gr29" draw:text-style-name="P5" xml:id="id26" draw:id="id26" draw:layer="layout" svg:width="3.672cm" svg:height="1cm" svg:x="10.867cm" svg:y="18.196cm">
          <text:p text:style-name="P4">Create general</text:p>
          <text:p text:style-name="P4">variab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6" draw:layer="layout" svg:x1="3.488cm" svg:y1="16.04cm" svg:x2="12.703cm" svg:y2="18.196cm" draw:start-shape="id22" draw:start-glue-point="2" draw:end-shape="id26" svg:d="M3488 16040v1079h9215v1077" svg:viewBox="0 0 9216 2157">
          <text:p/>
        </draw:connector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30" draw:text-style-name="P8" draw:layer="layout" svg:width="9.1cm" svg:height="0.962cm" svg:x="6cm" svg:y="1.138cm">
          <draw:text-box>
            <text:p text:style-name="P7"><text:span text:style-name="T4">Protein </text:span><text:span text:style-name="T4">Conversion</text:span></text:p>
          </draw:text-box>
        </draw:frame>
        <draw:custom-shape draw:style-name="gr31" draw:text-style-name="P5" xml:id="id27" draw:id="id27" draw:layer="layout" svg:width="3.33cm" svg:height="0.97cm" svg:x="7.902cm" svg:y="3.5cm">
          <text:p text:style-name="P4">Read in user</text:p>
          <text:p text:style-name="P9">atomisti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xml:id="id52" draw:id="id52" draw:layer="layout" svg:width="3.4cm" svg:height="1cm" svg:x="12.4cm" svg:y="9.5cm">
          <draw:glue-point draw:id="4" svg:x="-3.085cm" svg:y="4.85cm"/>
          <draw:glue-point draw:id="5" svg:x="-2.988cm" svg:y="-5.16cm"/>
          <text:p text:style-name="P4">Finds S-S </text:p>
          <text:p text:style-name="P4">bonds in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xml:id="id29" draw:id="id29" draw:layer="layout" svg:width="4.5cm" svg:height="1cm" svg:x="7.352cm" svg:y="7.5cm">
          <draw:glue-point draw:id="4" svg:x="4.855cm" svg:y="-4.51cm"/>
          <text:p text:style-name="P4">Aligns user and </text:p>
          <text:p text:style-name="P4">CG protein chain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xml:id="id28" draw:id="id28" draw:layer="layout" svg:width="2.9cm" svg:height="1cm" svg:x="8.152cm" svg:y="5.5cm">
          <text:p text:style-name="P4">Check user</text:p>
          <text:p text:style-name="P4">sequ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xml:id="id34" draw:id="id34" draw:layer="layout" svg:width="3.99cm" svg:height="1cm" svg:x="3.144cm" svg:y="13.5cm">
          <text:p text:style-name="P4">Apply rotations </text:p>
          <text:p text:style-name="P4">to user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xml:id="id50" draw:id="id50" draw:layer="layout" svg:width="2.9cm" svg:height="1cm" svg:x="13.576cm" svg:y="4.7cm">
          <draw:glue-point draw:id="4" svg:x="-3.193cm" svg:y="4.99cm"/>
          <draw:glue-point draw:id="5" svg:x="3.362cm" svg:y="4.93cm"/>
          <text:p text:style-name="P4">Convert CG</text:p>
          <text:p text:style-name="P4">to atomis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xml:id="id51" draw:id="id51" draw:layer="layout" svg:width="3.66cm" svg:height="1cm" svg:x="10.048cm" svg:y="11.476cm">
          <draw:glue-point draw:id="4" svg:x="3.213cm" svg:y="-4.99cm"/>
          <draw:glue-point draw:id="5" svg:x="-3.215cm" svg:y="-4.94cm"/>
          <draw:glue-point draw:id="6" svg:x="-2.59cm" svg:y="4.74cm"/>
          <text:p text:style-name="P4">S-S bond</text:p>
          <text:p text:style-name="P4">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xml:id="id46" draw:id="id46" draw:layer="layout" svg:width="3.51cm" svg:height="1cm" svg:x="14.806cm" svg:y="17.5cm">
          <text:p text:style-name="P4">Write out de</text:p>
          <text:p text:style-name="P4">novo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xml:id="id31" draw:id="id31" draw:layer="layout" svg:width="2.82cm" svg:height="1cm" svg:x="13.576cm" svg:y="2.4cm">
          <draw:glue-point draw:id="4" svg:x="-4.765cm" svg:y="4.68cm"/>
          <text:p text:style-name="P10"><text:span text:style-name="T5">Parsed CG</text:span></text:p>
          <text:p text:style-name="P10"><text:span text:style-name="T5">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" xml:id="id32" draw:id="id32" draw:layer="layout" svg:width="3.4cm" svg:height="1cm" svg:x="3.4cm" svg:y="9.5cm">
          <draw:glue-point draw:id="4" svg:x="1.794cm" svg:y="-5.05cm"/>
          <text:p text:style-name="P4">Center user </text:p>
          <text:p text:style-name="P4">to C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" xml:id="id33" draw:id="id33" draw:layer="layout" svg:width="5cm" svg:height="1cm" svg:x="2.61cm" svg:y="11.5cm">
          <text:p text:style-name="P4">Find rotation</text:p>
          <text:p text:style-name="P4">based on backbon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xml:id="id30" draw:id="id30" draw:layer="layout" svg:width="3.51cm" svg:height="1cm" svg:x="7.853cm" svg:y="9.529cm">
          <draw:glue-point draw:id="4" svg:x="3.116cm" svg:y="4.88cm"/>
          <text:p text:style-name="P4">Finds S-S </text:p>
          <text:p text:style-name="P4">bonds in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" xml:id="id38" draw:id="id38" draw:layer="layout" svg:width="3.51cm" svg:height="1cm" svg:x="3.444cm" svg:y="21.5cm">
          <text:p text:style-name="P4">Write out</text:p>
          <text:p text:style-name="P4"><text:s/>user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xml:id="id35" draw:id="id35" draw:layer="layout" svg:width="5cm" svg:height="1cm" svg:x="2.634cm" svg:y="15.5cm">
          <text:p text:style-name="P4">Add in missing/PT</text:p>
          <text:p text:style-name="P4"><text:s/>residues 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xml:id="id45" draw:id="id45" draw:layer="layout" svg:width="4.6cm" svg:height="1cm" svg:x="14.274cm" svg:y="19.5cm">
          <text:p text:style-name="P4">Minimise individual</text:p>
          <text:p text:style-name="P4">de novo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xml:id="id43" draw:id="id43" draw:layer="layout" svg:width="5.33cm" svg:height="1cm" svg:x="13.874cm" svg:y="21.5cm">
          <text:p text:style-name="P4">Merge de novo</text:p>
          <text:p text:style-name="P4">chains and fix chiral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xml:id="id44" draw:id="id44" draw:layer="layout" svg:width="5.11cm" svg:height="1cm" svg:x="13.974cm" svg:y="23.5cm">
          <draw:glue-point draw:id="4" svg:x="-4.861cm" svg:y="4.65cm"/>
          <text:p text:style-name="P4">Write out minimised </text:p>
          <text:p text:style-name="P4">de novo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xml:id="id39" draw:id="id39" draw:layer="layout" svg:width="3.1cm" svg:height="1cm" svg:x="3.654cm" svg:y="23.5cm">
          <text:p text:style-name="P4">Merge user</text:p>
          <text:p text:style-name="P4">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xml:id="id40" draw:id="id40" draw:layer="layout" svg:width="4.9cm" svg:height="1cm" svg:x="2.764cm" svg:y="25.5cm">
          <text:p text:style-name="P4">Write out aligned</text:p>
          <text:p text:style-name="P4">merged user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xml:id="id41" draw:id="id41" draw:layer="layout" svg:width="3.4cm" svg:height="1cm" svg:x="9.3cm" svg:y="25.5cm">
          <draw:glue-point draw:id="4" svg:x="4.855cm" svg:y="-4.41cm"/>
          <text:p text:style-name="P4">Steer aligned </text:p>
          <text:p text:style-name="P4">to de nov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xml:id="id42" draw:id="id42" draw:layer="layout" svg:width="5.11cm" svg:height="1cm" svg:x="8.434cm" svg:y="27.5cm">
          <text:p text:style-name="P4">Write out steer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xml:id="id36" draw:id="id36" draw:layer="layout" svg:width="3.51cm" svg:height="1cm" svg:x="3.398cm" svg:y="17.5cm">
          <text:p text:style-name="P4">Correct S-S</text:p>
          <text:p text:style-name="P4">bon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xml:id="id48" draw:id="id48" draw:layer="layout" svg:width="4.29cm" svg:height="1cm" svg:x="14.408cm" svg:y="13.5cm">
          <text:p text:style-name="P4">Correct backbone</text:p>
          <text:p text:style-name="P4">carbonyl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xml:id="id47" draw:id="id47" draw:layer="layout" svg:width="4.29cm" svg:height="1cm" svg:x="14.406cm" svg:y="15.5cm">
          <text:p text:style-name="P4">Check for atom </text:p>
          <text:p text:style-name="P4">overlap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xml:id="id37" draw:id="id37" draw:layer="layout" svg:width="4.29cm" svg:height="1cm" svg:x="3.034cm" svg:y="19.5cm">
          <text:p text:style-name="P4">Check for atom </text:p>
          <text:p text:style-name="P4">overlap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xml:id="id49" draw:id="id49" draw:layer="layout" svg:width="3.51cm" svg:height="1cm" svg:x="14.8cm" svg:y="11.5cm">
          <draw:glue-point draw:id="4" svg:x="-1.578cm" svg:y="-5cm"/>
          <text:p text:style-name="P4">Correct S-S</text:p>
          <text:p text:style-name="P4">bon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6" draw:layer="layout" draw:type="line" svg:x1="9.567cm" svg:y1="4.47cm" svg:x2="9.602cm" svg:y2="5.5cm" draw:start-shape="id27" draw:start-glue-point="2" draw:end-shape="id28" draw:end-glue-point="0" svg:d="M9567 4470l35 1030" svg:viewBox="0 0 36 1031">
          <text:p/>
        </draw:connector>
        <draw:connector draw:style-name="gr22" draw:text-style-name="P6" draw:layer="layout" draw:type="line" svg:x1="9.602cm" svg:y1="6.5cm" svg:x2="9.602cm" svg:y2="7.5cm" draw:start-shape="id28" draw:start-glue-point="2" draw:end-shape="id29" draw:end-glue-point="0" svg:d="M9602 6500v1000" svg:viewBox="0 0 1 1001">
          <text:p/>
        </draw:connector>
        <draw:connector draw:style-name="gr22" draw:text-style-name="P6" draw:layer="layout" draw:type="line" svg:x1="9.602cm" svg:y1="8.5cm" svg:x2="9.608cm" svg:y2="9.529cm" draw:start-shape="id29" draw:start-glue-point="2" draw:end-shape="id30" draw:end-glue-point="0" svg:d="M9602 8500l6 1029" svg:viewBox="0 0 7 1030">
          <text:p/>
        </draw:connector>
        <draw:connector draw:style-name="gr22" draw:text-style-name="P6" draw:layer="layout" svg:x1="13.576cm" svg:y1="2.9cm" svg:x2="5.1cm" svg:y2="9.5cm" draw:start-shape="id31" draw:start-glue-point="3" draw:end-shape="id32" draw:end-glue-point="0" svg:d="M13576 2900h-8476v6600" svg:viewBox="0 0 8477 6601">
          <text:p/>
        </draw:connector>
        <draw:connector draw:style-name="gr22" draw:text-style-name="P6" draw:layer="layout" draw:type="line" svg:x1="5.1cm" svg:y1="10.5cm" svg:x2="5.11cm" svg:y2="11.5cm" draw:start-shape="id32" draw:start-glue-point="2" draw:end-shape="id33" draw:end-glue-point="0" svg:d="M5100 10500l10 1000" svg:viewBox="0 0 11 1001">
          <text:p/>
        </draw:connector>
        <draw:connector draw:style-name="gr22" draw:text-style-name="P6" draw:layer="layout" draw:type="line" svg:x1="5.11cm" svg:y1="12.5cm" svg:x2="5.139cm" svg:y2="13.5cm" draw:start-shape="id33" draw:start-glue-point="2" draw:end-shape="id34" draw:end-glue-point="0" svg:d="M5110 12500l29 1000" svg:viewBox="0 0 30 1001">
          <text:p/>
        </draw:connector>
        <draw:connector draw:style-name="gr22" draw:text-style-name="P6" draw:layer="layout" draw:type="line" svg:x1="5.139cm" svg:y1="14.5cm" svg:x2="5.134cm" svg:y2="15.5cm" draw:start-shape="id34" draw:start-glue-point="2" draw:end-shape="id35" draw:end-glue-point="0" svg:d="M5139 14500l-5 1000" svg:viewBox="0 0 6 1001">
          <text:p/>
        </draw:connector>
        <draw:connector draw:style-name="gr22" draw:text-style-name="P6" draw:layer="layout" draw:type="line" svg:x1="5.134cm" svg:y1="16.5cm" svg:x2="5.153cm" svg:y2="17.5cm" draw:start-shape="id35" draw:start-glue-point="2" draw:end-shape="id36" draw:end-glue-point="0" svg:d="M5134 16500l19 1000" svg:viewBox="0 0 20 1001">
          <text:p/>
        </draw:connector>
        <draw:connector draw:style-name="gr22" draw:text-style-name="P6" draw:layer="layout" draw:type="line" svg:x1="5.153cm" svg:y1="18.5cm" svg:x2="5.179cm" svg:y2="19.5cm" draw:start-shape="id36" draw:start-glue-point="2" draw:end-shape="id37" draw:end-glue-point="0" svg:d="M5153 18500l26 1000" svg:viewBox="0 0 27 1001">
          <text:p/>
        </draw:connector>
        <draw:connector draw:style-name="gr22" draw:text-style-name="P6" draw:layer="layout" draw:type="line" svg:x1="5.179cm" svg:y1="20.5cm" svg:x2="5.199cm" svg:y2="21.5cm" draw:start-shape="id37" draw:start-glue-point="2" draw:end-shape="id38" draw:end-glue-point="0" svg:d="M5179 20500l20 1000" svg:viewBox="0 0 21 1001">
          <text:p/>
        </draw:connector>
        <draw:connector draw:style-name="gr22" draw:text-style-name="P6" draw:layer="layout" draw:type="line" svg:x1="5.199cm" svg:y1="22.5cm" svg:x2="5.204cm" svg:y2="23.5cm" draw:start-shape="id38" draw:start-glue-point="2" draw:end-shape="id39" draw:end-glue-point="0" svg:d="M5199 22500l5 1000" svg:viewBox="0 0 6 1001">
          <text:p/>
        </draw:connector>
        <draw:connector draw:style-name="gr22" draw:text-style-name="P6" draw:layer="layout" draw:type="line" svg:x1="5.204cm" svg:y1="24.5cm" svg:x2="5.214cm" svg:y2="25.5cm" draw:start-shape="id39" draw:start-glue-point="2" draw:end-shape="id40" draw:end-glue-point="0" svg:d="M5204 24500l10 1000" svg:viewBox="0 0 11 1001">
          <text:p/>
        </draw:connector>
        <draw:connector draw:style-name="gr22" draw:text-style-name="P6" draw:layer="layout" draw:type="line" svg:x1="7.664cm" svg:y1="26cm" svg:x2="9.3cm" svg:y2="26cm" draw:start-shape="id40" draw:start-glue-point="1" draw:end-shape="id41" draw:end-glue-point="3" svg:d="M7664 26000h1636" svg:viewBox="0 0 1637 1">
          <text:p/>
        </draw:connector>
        <draw:connector draw:style-name="gr22" draw:text-style-name="P6" draw:layer="layout" draw:type="line" svg:x1="11cm" svg:y1="26.5cm" svg:x2="10.989cm" svg:y2="27.5cm" draw:start-shape="id41" draw:start-glue-point="2" draw:end-shape="id42" draw:end-glue-point="0" svg:d="M11000 26500l-11 1000" svg:viewBox="0 0 12 1001">
          <text:p/>
        </draw:connector>
        <draw:connector draw:style-name="gr22" draw:text-style-name="P6" draw:layer="layout" draw:type="line" svg:x1="16.539cm" svg:y1="22.5cm" svg:x2="16.529cm" svg:y2="23.5cm" draw:start-shape="id43" draw:start-glue-point="2" draw:end-shape="id44" draw:end-glue-point="0" svg:d="M16539 22500l-10 1000" svg:viewBox="0 0 11 1001">
          <text:p/>
        </draw:connector>
        <draw:connector draw:style-name="gr22" draw:text-style-name="P6" draw:layer="layout" draw:type="line" svg:x1="16.574cm" svg:y1="20.5cm" svg:x2="16.539cm" svg:y2="21.5cm" draw:start-shape="id45" draw:start-glue-point="2" draw:end-shape="id43" draw:end-glue-point="0" svg:d="M16574 20500l-35 1000" svg:viewBox="0 0 36 1001">
          <text:p/>
        </draw:connector>
        <draw:connector draw:style-name="gr22" draw:text-style-name="P6" draw:layer="layout" draw:type="line" svg:x1="16.561cm" svg:y1="18.5cm" svg:x2="16.574cm" svg:y2="19.5cm" draw:start-shape="id46" draw:start-glue-point="2" draw:end-shape="id45" draw:end-glue-point="0" svg:d="M16561 18500l13 1000" svg:viewBox="0 0 14 1001">
          <text:p/>
        </draw:connector>
        <draw:connector draw:style-name="gr22" draw:text-style-name="P6" draw:layer="layout" draw:type="line" svg:x1="16.551cm" svg:y1="16.5cm" svg:x2="16.561cm" svg:y2="17.5cm" draw:start-shape="id47" draw:start-glue-point="2" draw:end-shape="id46" draw:end-glue-point="0" svg:d="M16551 16500l10 1000" svg:viewBox="0 0 11 1001">
          <text:p/>
        </draw:connector>
        <draw:connector draw:style-name="gr22" draw:text-style-name="P6" draw:layer="layout" draw:type="line" svg:x1="16.553cm" svg:y1="14.5cm" svg:x2="16.551cm" svg:y2="15.5cm" draw:start-shape="id48" draw:start-glue-point="2" draw:end-shape="id47" draw:end-glue-point="0" svg:d="M16553 14500l-2 1000" svg:viewBox="0 0 3 1001">
          <text:p/>
        </draw:connector>
        <draw:connector draw:style-name="gr22" draw:text-style-name="P6" draw:layer="layout" draw:type="line" svg:x1="16.555cm" svg:y1="12.5cm" svg:x2="16.553cm" svg:y2="13.5cm" draw:start-shape="id49" draw:start-glue-point="2" draw:end-shape="id48" draw:end-glue-point="0" svg:d="M16555 12500l-2 1000" svg:viewBox="0 0 3 1001">
          <text:p/>
        </draw:connector>
        <draw:connector draw:style-name="gr22" draw:text-style-name="P6" draw:layer="layout" draw:type="line" svg:x1="14.406cm" svg:y1="16cm" svg:x2="7.634cm" svg:y2="16cm" draw:start-shape="id47" draw:start-glue-point="3" draw:end-shape="id35" draw:end-glue-point="1" svg:d="M14406 16000h-6772" svg:viewBox="0 0 6773 1">
          <text:p/>
        </draw:connector>
        <draw:connector draw:style-name="gr22" draw:text-style-name="P6" draw:layer="layout" draw:type="line" svg:x1="14.986cm" svg:y1="3.4cm" svg:x2="15.026cm" svg:y2="4.7cm" draw:start-shape="id31" draw:start-glue-point="2" draw:end-shape="id50" draw:end-glue-point="0" svg:d="M14986 3400l40 1300" svg:viewBox="0 0 41 1301">
          <text:p/>
        </draw:connector>
        <draw:connector draw:style-name="gr22" draw:text-style-name="P6" draw:layer="layout" draw:type="line" svg:x1="13.708cm" svg:y1="11.976cm" svg:x2="14.8cm" svg:y2="12cm" draw:start-shape="id51" draw:start-glue-point="1" draw:end-shape="id49" draw:end-glue-point="3" svg:d="M13708 11976l1092 24" svg:viewBox="0 0 1093 25">
          <text:p/>
        </draw:connector>
        <draw:connector draw:style-name="gr22" draw:text-style-name="P6" draw:layer="layout" draw:type="line" svg:x1="14.046cm" svg:y1="24.465cm" svg:x2="12.65cm" svg:y2="25.559cm" draw:start-shape="id44" draw:start-glue-point="4" draw:end-shape="id41" draw:end-glue-point="4" svg:d="M14046 24465l-1396 1094" svg:viewBox="0 0 1397 1095">
          <text:p/>
        </draw:connector>
        <draw:connector draw:style-name="gr22" draw:text-style-name="P6" draw:layer="layout" svg:x1="11.878cm" svg:y1="12.476cm" svg:x2="6.908cm" svg:y2="18cm" draw:start-shape="id51" draw:start-glue-point="2" draw:end-shape="id36" draw:end-glue-point="1" svg:d="M11878 12476v5524h-4970" svg:viewBox="0 0 4971 5525">
          <text:p/>
        </draw:connector>
        <draw:connector draw:style-name="gr22" draw:text-style-name="P6" draw:layer="layout" svg:x1="7.352cm" svg:y1="8cm" svg:x2="5.709cm" svg:y2="9.5cm" draw:start-shape="id29" draw:start-glue-point="3" draw:end-shape="id32" draw:end-glue-point="4" svg:d="M7352 8000h-1643v1500" svg:viewBox="0 0 1644 1501">
          <text:p/>
        </draw:connector>
        <draw:connector draw:style-name="gr22" draw:text-style-name="P6" draw:layer="layout" draw:type="line" svg:x1="14.101cm" svg:y1="5.699cm" svg:x2="14.1cm" svg:y2="9.5cm" draw:start-shape="id50" draw:start-glue-point="4" draw:end-shape="id52" draw:end-glue-point="0" svg:d="M14101 5699l-1 3801" svg:viewBox="0 0 2 3802">
          <text:p/>
        </draw:connector>
        <draw:connector draw:style-name="gr22" draw:text-style-name="P6" draw:layer="layout" draw:type="line" svg:x1="16cm" svg:y1="5.693cm" svg:x2="16.002cm" svg:y2="11.5cm" draw:start-shape="id50" draw:start-glue-point="5" draw:end-shape="id49" draw:end-glue-point="4" svg:d="M16000 5693l2 5807" svg:viewBox="0 0 3 5808">
          <text:p/>
        </draw:connector>
        <draw:connector draw:style-name="gr22" draw:text-style-name="P6" draw:layer="layout" draw:type="line" svg:x1="13.643cm" svg:y1="3.368cm" svg:x2="11.786cm" svg:y2="7.549cm" draw:start-shape="id31" draw:start-glue-point="4" draw:end-shape="id29" draw:end-glue-point="4" svg:d="M13643 3368l-1857 4181" svg:viewBox="0 0 1858 4182">
          <text:p/>
        </draw:connector>
        <draw:connector draw:style-name="gr22" draw:text-style-name="P6" draw:layer="layout" draw:type="line" svg:x1="10.701cm" svg:y1="10.517cm" svg:x2="10.702cm" svg:y2="11.482cm" draw:start-shape="id30" draw:start-glue-point="4" draw:end-shape="id51" draw:end-glue-point="5" svg:d="M10701 10517l1 965" svg:viewBox="0 0 2 966">
          <text:p/>
        </draw:connector>
        <draw:connector draw:style-name="gr22" draw:text-style-name="P6" draw:layer="layout" draw:type="line" svg:x1="13.052cm" svg:y1="10.485cm" svg:x2="13.053cm" svg:y2="11.477cm" draw:start-shape="id52" draw:start-glue-point="4" draw:end-shape="id51" draw:end-glue-point="4" svg:d="M13052 10485l1 992" svg:viewBox="0 0 2 993">
          <text:p/>
        </draw:connector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9.1cm" svg:height="1.5cm" svg:x="5.9cm" svg:y="1.1cm">
          <draw:text-box>
            <text:p text:style-name="P7"><text:span text:style-name="T4">N</text:span><text:span text:style-name="T4">o</text:span><text:span text:style-name="T4">n</text:span><text:span text:style-name="T4">-</text:span><text:span text:style-name="T4">P</text:span><text:span text:style-name="T4">r</text:span><text:span text:style-name="T4">o</text:span><text:span text:style-name="T4">t</text:span><text:span text:style-name="T4">e</text:span><text:span text:style-name="T4">i</text:span><text:span text:style-name="T4">n </text:span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s</text:span><text:span text:style-name="T4">i</text:span><text:span text:style-name="T4">o</text:span><text:span text:style-name="T4">n</text:span></text:p>
          </draw:text-box>
        </draw:frame>
        <draw:custom-shape draw:style-name="gr57" draw:text-style-name="P5" xml:id="id54" draw:id="id54" draw:layer="layout" svg:width="2.901cm" svg:height="1cm" svg:x="7.965cm" svg:y="6.8cm">
          <draw:glue-point draw:id="4" svg:x="-2.699cm" svg:y="-4.96cm"/>
          <draw:glue-point draw:id="6" svg:x="-1.351cm" svg:y="-4.96cm"/>
          <draw:glue-point draw:id="7" svg:x="1.289cm" svg:y="-5.02cm"/>
          <draw:glue-point draw:id="9" svg:x="2.637cm" svg:y="-4.99cm"/>
          <text:p text:style-name="P4">Convert CG</text:p>
          <text:p text:style-name="P4">to atomis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1" xml:id="id53" draw:id="id53" draw:layer="layout" svg:width="2.79cm" svg:height="1cm" svg:x="8cm" svg:y="4.8cm">
          <draw:glue-point draw:id="4" svg:x="-2.734cm" svg:y="5cm"/>
          <draw:glue-point draw:id="6" svg:x="-1.354cm" svg:y="4.91cm"/>
          <draw:glue-point draw:id="7" svg:x="1.401cm" svg:y="4.97cm"/>
          <draw:glue-point draw:id="9" svg:x="2.835cm" svg:y="4.94cm"/>
          <text:p text:style-name="P10"><text:span text:style-name="T5">P</text:span><text:span text:style-name="T5">ar</text:span><text:span text:style-name="T5">se</text:span><text:span text:style-name="T5">d </text:span><text:span text:style-name="T5">C</text:span><text:span text:style-name="T5">G</text:span></text:p>
          <text:p text:style-name="P10"><text:span text:style-name="T5">no</text:span><text:span text:style-name="T5">n-</text:span><text:span text:style-name="T5">pr</text:span><text:span text:style-name="T5">ot</text:span><text:span text:style-name="T5">ei</text:span><text:span text:style-name="T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12" draw:layer="layout" svg:x1="9.778cm" svg:y1="5.93cm" svg:x2="9.778cm" svg:y2="5.93cm">
          <text:p/>
        </draw:line>
        <draw:custom-shape draw:style-name="gr60" draw:text-style-name="P5" xml:id="id57" draw:id="id57" draw:layer="layout" svg:width="4.6cm" svg:height="1cm" svg:x="7.133cm" svg:y="14.271cm">
          <text:p text:style-name="P4">Minimise individual</text:p>
          <text:p text:style-name="P4">resid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xml:id="id59" draw:id="id59" draw:layer="layout" svg:width="3.99cm" svg:height="1cm" svg:x="7.443cm" svg:y="18.171cm">
          <text:p text:style-name="P4">Merge indivdual </text:p>
          <text:p text:style-name="P4">resid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12" xml:id="id55" draw:id="id55" draw:layer="layout" svg:x1="9.4cm" svg:y1="5.8cm" svg:x2="9.4cm" svg:y2="5.8cm">
          <text:p/>
        </draw:line>
        <draw:line draw:style-name="gr59" draw:text-style-name="P12" draw:layer="layout" svg:x1="9.022cm" svg:y1="5.67cm" svg:x2="9.022cm" svg:y2="5.67cm">
          <text:p/>
        </draw:line>
        <draw:line draw:style-name="gr59" draw:text-style-name="P12" draw:layer="layout" svg:x1="8.644cm" svg:y1="5.539cm" svg:x2="8.644cm" svg:y2="5.539cm">
          <text:p/>
        </draw:line>
        <draw:line draw:style-name="gr59" draw:text-style-name="P12" draw:layer="layout" svg:x1="10.156cm" svg:y1="6.061cm" svg:x2="10.156cm" svg:y2="6.061cm">
          <text:p/>
        </draw:line>
        <draw:frame draw:style-name="gr2" draw:text-style-name="P14" draw:layer="layout" svg:width="4.6cm" svg:height="1.5cm" svg:x="10.842cm" svg:y="5.635cm">
          <draw:text-box>
            <text:p text:style-name="P13"><text:span text:style-name="T5">P</text:span><text:span text:style-name="T5">ar</text:span><text:span text:style-name="T5">ali</text:span><text:span text:style-name="T5">se</text:span><text:span text:style-name="T5">d </text:span><text:span text:style-name="T5">ac</text:span><text:span text:style-name="T5">ro</text:span><text:span text:style-name="T5">ss </text:span><text:span text:style-name="T5">m</text:span><text:span text:style-name="T5">uli</text:span><text:span text:style-name="T5">tpl</text:span><text:span text:style-name="T5">e </text:span><text:span text:style-name="T5">co</text:span><text:span text:style-name="T5">re</text:span><text:span text:style-name="T5">s </text:span></text:p>
          </draw:text-box>
        </draw:frame>
        <draw:custom-shape draw:style-name="gr62" draw:text-style-name="P5" xml:id="id61" draw:id="id61" draw:layer="layout" svg:width="4.6cm" svg:height="1cm" svg:x="7.133cm" svg:y="22.171cm">
          <text:p text:style-name="P4">Minimise merged</text:p>
          <text:p text:style-name="P4">resid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2" xml:id="id62" draw:id="id62" draw:layer="layout" svg:width="2.3cm" svg:height="2.4cm" svg:x="8.273cm" svg:y="8.854cm">
          <text:p text:style-name="P9">Sol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14" draw:layer="layout" svg:width="4.6cm" svg:height="1.5cm" svg:x="13.397cm" svg:y="13.13cm">
          <draw:text-box>
            <text:p text:style-name="P13"><text:span text:style-name="T5">R</text:span><text:span text:style-name="T5">ep</text:span><text:span text:style-name="T5">ea</text:span><text:span text:style-name="T5">t </text:span><text:span text:style-name="T5">for </text:span><text:span text:style-name="T5">ea</text:span><text:span text:style-name="T5">ch</text:span></text:p>
            <text:p text:style-name="P13"><text:span text:style-name="T5">re</text:span><text:span text:style-name="T5">si</text:span><text:span text:style-name="T5">du</text:span><text:span text:style-name="T5">e </text:span><text:span text:style-name="T5">ty</text:span><text:span text:style-name="T5">pe</text:span><text:span text:style-name="T5">. </text:span></text:p>
          </draw:text-box>
        </draw:frame>
        <draw:custom-shape draw:style-name="gr64" draw:text-style-name="P5" xml:id="id56" draw:id="id56" draw:layer="layout" svg:width="4.6cm" svg:height="1cm" svg:x="7.133cm" svg:y="12.271cm">
          <text:p text:style-name="P4">Check for </text:p>
          <text:p text:style-name="P4">atom overl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" xml:id="id58" draw:id="id58" draw:layer="layout" svg:width="4.6cm" svg:height="1cm" svg:x="7.133cm" svg:y="16.271cm">
          <text:p text:style-name="P4">Check chiral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" xml:id="id60" draw:id="id60" draw:layer="layout" svg:width="4.6cm" svg:height="1cm" svg:x="7.133cm" svg:y="20.171cm">
          <text:p text:style-name="P4">Check for </text:p>
          <text:p text:style-name="P4">atom overl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6" draw:layer="layout" draw:type="line" svg:x1="8.633cm" svg:y1="5.8cm" svg:x2="8.633cm" svg:y2="6.804cm" draw:start-shape="id53" draw:start-glue-point="4" draw:end-shape="id54" draw:end-glue-point="4" svg:d="M8633 5800v1004" svg:viewBox="0 0 1 1005">
          <text:p/>
        </draw:connector>
        <draw:connector draw:style-name="gr22" draw:text-style-name="P6" draw:layer="layout" draw:type="line" svg:x1="9.018cm" svg:y1="5.791cm" svg:x2="9.024cm" svg:y2="6.804cm" draw:start-shape="id53" draw:start-glue-point="6" draw:end-shape="id54" draw:end-glue-point="6" svg:d="M9018 5791l6 1013" svg:viewBox="0 0 7 1014">
          <text:p/>
        </draw:connector>
        <draw:connector draw:style-name="gr22" draw:text-style-name="P6" draw:layer="layout" draw:type="line" svg:x1="9.4cm" svg:y1="5.8cm" svg:x2="9.415cm" svg:y2="6.8cm" draw:start-shape="id55" draw:start-glue-point="0" draw:end-shape="id54" draw:end-glue-point="0" svg:d="M9400 5800l15 1000" svg:viewBox="0 0 16 1001">
          <text:p/>
        </draw:connector>
        <draw:connector draw:style-name="gr22" draw:text-style-name="P6" draw:layer="layout" draw:type="line" svg:x1="9.785cm" svg:y1="5.797cm" svg:x2="9.788cm" svg:y2="6.8cm" draw:start-shape="id53" draw:start-glue-point="7" draw:end-shape="id54" draw:end-glue-point="7" svg:d="M9785 5797l3 1003" svg:viewBox="0 0 4 1004">
          <text:p/>
        </draw:connector>
        <draw:connector draw:style-name="gr22" draw:text-style-name="P6" draw:layer="layout" draw:type="line" svg:x1="10.185cm" svg:y1="5.794cm" svg:x2="10.179cm" svg:y2="6.801cm" draw:start-shape="id53" draw:start-glue-point="9" draw:end-shape="id54" draw:end-glue-point="9" svg:d="M10185 5794l-6 1007" svg:viewBox="0 0 7 1008">
          <text:p/>
        </draw:connector>
        <draw:connector draw:style-name="gr22" draw:text-style-name="P6" draw:layer="layout" draw:type="line" svg:x1="9.433cm" svg:y1="13.271cm" svg:x2="9.433cm" svg:y2="14.271cm" draw:start-shape="id56" draw:start-glue-point="2" draw:end-shape="id57" draw:end-glue-point="0" svg:d="M9433 13271v1000" svg:viewBox="0 0 1 1001">
          <text:p/>
        </draw:connector>
        <draw:connector draw:style-name="gr22" draw:text-style-name="P6" draw:layer="layout" draw:type="line" svg:x1="9.433cm" svg:y1="15.271cm" svg:x2="9.433cm" svg:y2="16.271cm" draw:start-shape="id57" draw:start-glue-point="2" draw:end-shape="id58" draw:end-glue-point="0" svg:d="M9433 15271v1000" svg:viewBox="0 0 1 1001">
          <text:p/>
        </draw:connector>
        <draw:connector draw:style-name="gr22" draw:text-style-name="P6" draw:layer="layout" draw:type="line" svg:x1="9.433cm" svg:y1="17.271cm" svg:x2="9.438cm" svg:y2="18.171cm" draw:start-shape="id58" draw:start-glue-point="2" draw:end-shape="id59" draw:end-glue-point="0" svg:d="M9433 17271l5 900" svg:viewBox="0 0 6 901">
          <text:p/>
        </draw:connector>
        <draw:connector draw:style-name="gr22" draw:text-style-name="P6" draw:layer="layout" draw:type="line" svg:x1="9.438cm" svg:y1="19.171cm" svg:x2="9.433cm" svg:y2="20.171cm" draw:start-shape="id59" draw:start-glue-point="2" draw:end-shape="id60" draw:end-glue-point="0" svg:d="M9438 19171l-5 1000" svg:viewBox="0 0 6 1001">
          <text:p/>
        </draw:connector>
        <draw:connector draw:style-name="gr22" draw:text-style-name="P6" draw:layer="layout" draw:type="line" svg:x1="9.433cm" svg:y1="21.171cm" svg:x2="9.433cm" svg:y2="22.171cm" draw:start-shape="id60" draw:start-glue-point="2" draw:end-shape="id61" draw:end-glue-point="0" svg:d="M9433 21171v1000" svg:viewBox="0 0 1 1001">
          <text:p/>
        </draw:connector>
        <draw:connector draw:style-name="gr22" draw:text-style-name="P6" draw:layer="layout" draw:line-skew="0.896cm" svg:x1="11.733cm" svg:y1="22.671cm" svg:x2="11.733cm" svg:y2="12.771cm" draw:start-shape="id61" draw:start-glue-point="1" draw:end-shape="id56" draw:end-glue-point="1" svg:d="M11733 22671h1424v-9900h-1424" svg:viewBox="0 0 1425 9901">
          <text:p/>
        </draw:connector>
        <draw:connector draw:style-name="gr22" draw:text-style-name="P6" draw:layer="layout" draw:type="line" svg:x1="9.415cm" svg:y1="7.8cm" svg:x2="9.423cm" svg:y2="8.854cm" draw:start-shape="id54" draw:start-glue-point="2" draw:end-shape="id62" draw:end-glue-point="4" svg:d="M9415 7800l8 1054" svg:viewBox="0 0 9 1055">
          <text:p/>
        </draw:connector>
        <draw:connector draw:style-name="gr22" draw:text-style-name="P6" draw:layer="layout" draw:type="line" svg:x1="9.423cm" svg:y1="11.254cm" svg:x2="9.433cm" svg:y2="12.271cm" draw:start-shape="id62" draw:start-glue-point="6" draw:end-shape="id56" svg:d="M9423 11254l10 1017" svg:viewBox="0 0 11 1018">
          <text:p/>
        </draw:connector>
        <draw:connector draw:style-name="gr22" draw:text-style-name="P6" draw:layer="layout" draw:line-skew="-0.595cm" svg:x1="8.273cm" svg:y1="10.054cm" svg:x2="7.133cm" svg:y2="22.671cm" draw:start-shape="id62" draw:start-glue-point="5" draw:end-shape="id61" draw:end-glue-point="3" svg:d="M8273 10054h-2262v12617h1122" svg:viewBox="0 0 2263 12618">
          <text:p/>
        </draw:connector>
        <draw:frame draw:style-name="gr67" draw:text-style-name="P15" draw:layer="layout" svg:width="1.086cm" svg:height="0.764cm" svg:x="9.5cm" svg:y="11.271cm">
          <draw:text-box>
            <text:p><text:span text:style-name="T6">N</text:span><text:span text:style-name="T6">o</text:span></text:p>
          </draw:text-box>
        </draw:frame>
        <draw:frame draw:style-name="gr68" draw:text-style-name="P15" draw:layer="layout" svg:width="1.261cm" svg:height="1.275cm" svg:x="7.182cm" svg:y="9.339cm">
          <draw:text-box>
            <text:p><text:span text:style-name="T6">Yes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17" draw:layer="layout" svg:width="9.1cm" svg:height="1.5cm" svg:x="5.6cm" svg:y="1.3cm">
          <draw:text-box>
            <text:p text:style-name="P16"><text:span text:style-name="T1">System build</text:span></text:p>
          </draw:text-box>
        </draw:frame>
        <draw:custom-shape draw:style-name="gr69" draw:text-style-name="P5" xml:id="id64" draw:id="id64" draw:layer="layout" svg:width="3.51cm" svg:height="1cm" svg:x="8.526cm" svg:y="5.7cm">
          <draw:glue-point draw:id="4" svg:x="-4.846cm" svg:y="-4.5cm"/>
          <draw:glue-point draw:id="5" svg:x="4.854cm" svg:y="-4.39cm"/>
          <text:p text:style-name="P4">Merge all</text:p>
          <text:p text:style-name="P4">residue typ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1" xml:id="id65" draw:id="id65" draw:layer="layout" svg:width="2.79cm" svg:height="1cm" svg:x="4.926cm" svg:y="3.9cm">
          <draw:glue-point draw:id="4" svg:x="4.824cm" svg:y="4.48cm"/>
          <text:p text:style-name="P10"><text:span text:style-name="T5">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xml:id="id66" draw:id="id66" draw:layer="layout" svg:width="4.6cm" svg:height="1cm" svg:x="8cm" svg:y="7.7cm">
          <text:p text:style-name="P4">Minimise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xml:id="id69" draw:id="id69" draw:layer="layout" svg:width="4.29cm" svg:height="1cm" svg:x="13.1cm" svg:y="12.9cm">
          <text:p text:style-name="P4">Run alchembed </text:p>
          <text:p text:style-name="P4">on protein ch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9" xml:id="id68" draw:id="id68" draw:layer="layout" svg:width="3.6cm" svg:height="3.4cm" svg:x="8.5cm" svg:y="11.7cm">
          <text:p text:style-name="P18"><text:span text:style-name="T5">Abno</text:span><text:span text:style-name="T5">rmal </text:span></text:p>
          <text:p text:style-name="P18"><text:span text:style-name="T5">bond </text:span><text:span text:style-name="T5">lengt</text:span><text:span text:style-name="T5">h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4" draw:text-style-name="P11" xml:id="id63" draw:id="id63" draw:layer="layout" svg:width="2.79cm" svg:height="1cm" svg:x="12.826cm" svg:y="4cm">
          <draw:glue-point draw:id="4" svg:x="-4.795cm" svg:y="4.49cm"/>
          <text:p text:style-name="P10"><text:span text:style-name="T5">N</text:span><text:span text:style-name="T5">on</text:span><text:span text:style-name="T5">-</text:span><text:span text:style-name="T5">pr</text:span><text:span text:style-name="T5">ot</text:span><text:span text:style-name="T5">ei</text:span><text:span text:style-name="T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4" draw:layer="layout" svg:width="1.9cm" svg:height="0.9cm" svg:x="10.294cm" svg:y="15.18cm">
          <draw:text-box>
            <text:p text:style-name="P13"><text:span text:style-name="T5">No</text:span></text:p>
          </draw:text-box>
        </draw:frame>
        <draw:frame draw:style-name="gr30" draw:text-style-name="P14" draw:layer="layout" svg:width="1.4cm" svg:height="0.9cm" svg:x="11.816cm" svg:y="12.559cm">
          <draw:text-box>
            <text:p text:style-name="P13"><text:span text:style-name="T5">Yes</text:span></text:p>
          </draw:text-box>
        </draw:frame>
        <draw:custom-shape draw:style-name="gr75" draw:text-style-name="P5" xml:id="id67" draw:id="id67" draw:layer="layout" svg:width="2.79cm" svg:height="1cm" svg:x="8.9cm" svg:y="9.7cm">
          <text:p text:style-name="P4">Run NVT </text:p>
          <text:p text:style-name="P4">on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xml:id="id70" draw:id="id70" draw:layer="layout" svg:width="2.59cm" svg:height="1cm" svg:x="9cm" svg:y="16.1cm">
          <text:p text:style-name="P4">Run NPT </text:p>
          <text:p text:style-name="P4">on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" xml:id="id71" draw:id="id71" draw:layer="layout" svg:width="3.1cm" svg:height="1cm" svg:x="8.748cm" svg:y="18.1cm">
          <draw:glue-point draw:id="4" svg:x="3.877cm" svg:y="4.92cm"/>
          <draw:glue-point draw:id="5" svg:x="-3.822cm" svg:y="5.02cm"/>
          <text:p text:style-name="P4">Equilibrated </text:p>
          <text:p text:style-name="P4">syste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72" draw:id="id72" draw:layer="layout" svg:width="6.2cm" svg:height="1cm" svg:x="3.526cm" svg:y="20.1cm">
          <draw:glue-point draw:id="4" svg:x="4.03cm" svg:y="-4.91cm"/>
          <text:p text:style-name="P4">Run low FC steered MD</text:p>
          <text:p text:style-name="P4">using aligned template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xml:id="id74" draw:id="id74" draw:layer="layout" svg:width="6.2cm" svg:height="1cm" svg:x="3.526cm" svg:y="22.1cm">
          <text:p text:style-name="P4">Run mid FC steered MD</text:p>
          <text:p text:style-name="P4">using aligned template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" xml:id="id75" draw:id="id75" draw:layer="layout" svg:width="6.2cm" svg:height="1cm" svg:x="3.53cm" svg:y="24.1cm">
          <text:p text:style-name="P4">Run high FC steered MD</text:p>
          <text:p text:style-name="P4">using aligned template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5" xml:id="id73" draw:id="id73" draw:layer="layout" svg:width="6.2cm" svg:height="1cm" svg:x="10.826cm" svg:y="20.1cm">
          <draw:glue-point draw:id="4" svg:x="-3.885cm" svg:y="-4.95cm"/>
          <text:p text:style-name="P4">Run low FC steered MD</text:p>
          <text:p text:style-name="P4">using steered templa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" xml:id="id76" draw:id="id76" draw:layer="layout" svg:width="6.2cm" svg:height="1cm" svg:x="10.826cm" svg:y="22.083cm">
          <text:p text:style-name="P4">Run mid FC steered MD</text:p>
          <text:p text:style-name="P4"><text:span text:style-name="T7">using </text:span>steered template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" xml:id="id77" draw:id="id77" draw:layer="layout" svg:width="6.2cm" svg:height="1cm" svg:x="10.822cm" svg:y="24.1cm">
          <text:p text:style-name="P4">Run high FC steered MD</text:p>
          <text:p text:style-name="P4"><text:span text:style-name="T7">using </text:span>steered template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6" draw:layer="layout" draw:type="line" svg:x1="12.884cm" svg:y1="4.949cm" svg:x2="11.984cm" svg:y2="5.761cm" draw:start-shape="id63" draw:start-glue-point="4" draw:end-shape="id64" draw:end-glue-point="5" svg:d="M12884 4949l-900 812" svg:viewBox="0 0 901 813">
          <text:p/>
        </draw:connector>
        <draw:connector draw:style-name="gr22" draw:text-style-name="P6" draw:layer="layout" draw:type="line" svg:x1="7.666cm" svg:y1="4.848cm" svg:x2="8.581cm" svg:y2="5.75cm" draw:start-shape="id65" draw:start-glue-point="4" draw:end-shape="id64" draw:end-glue-point="4" svg:d="M7666 4848l915 902" svg:viewBox="0 0 916 903">
          <text:p/>
        </draw:connector>
        <draw:connector draw:style-name="gr22" draw:text-style-name="P6" draw:layer="layout" draw:type="line" svg:x1="10.281cm" svg:y1="6.7cm" svg:x2="10.3cm" svg:y2="7.7cm" draw:start-shape="id64" draw:start-glue-point="2" draw:end-shape="id66" draw:end-glue-point="0" svg:d="M10281 6700l19 1000" svg:viewBox="0 0 20 1001">
          <text:p/>
        </draw:connector>
        <draw:connector draw:style-name="gr22" draw:text-style-name="P6" draw:layer="layout" draw:type="line" svg:x1="10.3cm" svg:y1="8.7cm" svg:x2="10.295cm" svg:y2="9.7cm" draw:start-shape="id66" draw:start-glue-point="2" draw:end-shape="id67" draw:end-glue-point="0" svg:d="M10300 8700l-5 1000" svg:viewBox="0 0 6 1001">
          <text:p/>
        </draw:connector>
        <draw:connector draw:style-name="gr22" draw:text-style-name="P6" draw:layer="layout" draw:type="line" svg:x1="10.295cm" svg:y1="10.7cm" svg:x2="10.3cm" svg:y2="11.7cm" draw:start-shape="id67" draw:start-glue-point="2" draw:end-shape="id68" draw:end-glue-point="4" svg:d="M10295 10700l5 1000" svg:viewBox="0 0 6 1001">
          <text:p/>
        </draw:connector>
        <draw:connector draw:style-name="gr22" draw:text-style-name="P6" draw:layer="layout" draw:type="line" svg:x1="12.1cm" svg:y1="13.4cm" svg:x2="13.1cm" svg:y2="13.4cm" draw:start-shape="id68" draw:start-glue-point="7" draw:end-shape="id69" draw:end-glue-point="3" svg:d="M12100 13400h1000" svg:viewBox="0 0 1001 1">
          <text:p/>
        </draw:connector>
        <draw:connector draw:style-name="gr22" draw:text-style-name="P6" draw:layer="layout" draw:type="line" svg:x1="10.3cm" svg:y1="15.1cm" svg:x2="10.295cm" svg:y2="16.1cm" draw:start-shape="id68" draw:start-glue-point="6" draw:end-shape="id70" draw:end-glue-point="0" svg:d="M10300 15100l-5 1000" svg:viewBox="0 0 6 1001">
          <text:p/>
        </draw:connector>
        <draw:connector draw:style-name="gr22" draw:text-style-name="P6" draw:layer="layout" draw:type="line" svg:x1="10.295cm" svg:y1="17.1cm" svg:x2="10.298cm" svg:y2="18.1cm" draw:start-shape="id70" draw:start-glue-point="2" draw:end-shape="id71" draw:end-glue-point="0" svg:d="M10295 17100l3 1000" svg:viewBox="0 0 4 1001">
          <text:p/>
        </draw:connector>
        <draw:connector draw:style-name="gr22" draw:text-style-name="P6" draw:layer="layout" svg:x1="15.245cm" svg:y1="13.9cm" svg:x2="11.848cm" svg:y2="18.6cm" draw:start-shape="id69" draw:start-glue-point="2" draw:end-shape="id71" draw:end-glue-point="1" svg:d="M15245 13900v4700h-3397" svg:viewBox="0 0 3398 4701">
          <text:p/>
        </draw:connector>
        <draw:connector draw:style-name="gr22" draw:text-style-name="P6" draw:layer="layout" draw:type="line" svg:x1="9.114cm" svg:y1="19.1cm" svg:x2="9.124cm" svg:y2="20.109cm" draw:start-shape="id71" draw:start-glue-point="5" draw:end-shape="id72" draw:end-glue-point="4" svg:d="M9114 19100l10 1009" svg:viewBox="0 0 11 1010">
          <text:p/>
        </draw:connector>
        <draw:connector draw:style-name="gr22" draw:text-style-name="P6" draw:layer="layout" draw:type="line" svg:x1="11.499cm" svg:y1="19.092cm" svg:x2="11.518cm" svg:y2="20.105cm" draw:start-shape="id71" draw:start-glue-point="4" draw:end-shape="id73" draw:end-glue-point="4" svg:d="M11499 19092l19 1013" svg:viewBox="0 0 20 1014">
          <text:p/>
        </draw:connector>
        <draw:connector draw:style-name="gr22" draw:text-style-name="P6" draw:layer="layout" draw:type="line" svg:x1="6.626cm" svg:y1="21.1cm" svg:x2="6.626cm" svg:y2="22.1cm" draw:start-shape="id72" draw:start-glue-point="2" draw:end-shape="id74" draw:end-glue-point="0" svg:d="M6626 21100v1000" svg:viewBox="0 0 1 1001">
          <text:p/>
        </draw:connector>
        <draw:connector draw:style-name="gr22" draw:text-style-name="P6" draw:layer="layout" draw:type="line" svg:x1="6.626cm" svg:y1="23.1cm" svg:x2="6.63cm" svg:y2="24.1cm" draw:start-shape="id74" draw:start-glue-point="2" draw:end-shape="id75" draw:end-glue-point="0" svg:d="M6626 23100l4 1000" svg:viewBox="0 0 5 1001">
          <text:p/>
        </draw:connector>
        <draw:connector draw:style-name="gr22" draw:text-style-name="P6" draw:layer="layout" draw:type="line" svg:x1="13.926cm" svg:y1="21.1cm" svg:x2="13.926cm" svg:y2="22.083cm" draw:start-shape="id73" draw:start-glue-point="2" draw:end-shape="id76" draw:end-glue-point="0" svg:d="M13926 21100v983" svg:viewBox="0 0 1 984">
          <text:p/>
        </draw:connector>
        <draw:connector draw:style-name="gr22" draw:text-style-name="P6" draw:layer="layout" draw:type="line" svg:x1="13.926cm" svg:y1="23.083cm" svg:x2="13.922cm" svg:y2="24.1cm" draw:start-shape="id76" draw:start-glue-point="2" draw:end-shape="id77" draw:end-glue-point="0" svg:d="M13926 23083l-4 1017" svg:viewBox="0 0 5 10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10:07:41.502055658</meta:creation-date>
    <dc:date>2020-02-26T17:35:47.758806808</dc:date>
    <meta:editing-duration>PT1H54M46S</meta:editing-duration>
    <meta:editing-cycles>12</meta:editing-cycles>
    <meta:generator>LibreOffice/6.0.7.3$Linux_X86_64 LibreOffice_project/00m0$Build-3</meta:generator>
    <meta:document-statistic meta:object-count="180"/>
  </office:meta>
</office:document-meta>
</file>